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3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eam Work Development and Methodology</text:h>
      <text:p text:style-name="Text_20_body"/>
      <text:p text:style-name="Text_20_body">Apart from the communication tools available to us there are other factors that affected the team members that directly shaped the outcome of this project:</text:p>
      <text:list xml:id="list506338146" text:style-name="L1">
        <text:list-item>
          <text:p text:style-name="P1">Different spoken/written language </text:p>
        </text:list-item>
        <text:list-item>
          <text:p text:style-name="P1">Different Multi-Cultural / Multi-Religious backgrounds</text:p>
        </text:list-item>
        <text:list-item>
          <text:p text:style-name="P1">Different perceptions</text:p>
        </text:list-item>
        <text:list-item>
          <text:p text:style-name="P1">Different communication styles</text:p>
        </text:list-item>
        <text:list-item>
          <text:p text:style-name="P1">Different life, academic or professional experience</text:p>
        </text:list-item>
        <text:list-item>
          <text:p text:style-name="P1">Different time zones</text:p>
        </text:list-item>
        <text:list-item>
          <text:p text:style-name="P1">Different countries</text:p>
          <text:p text:style-name="P1"/>
        </text:list-item>
      </text:list>
      <text:p text:style-name="Text_20_body">These aspects are part of a set of barriers with constant presence during the project:</text:p>
      <text:list xml:id="list964314740" text:style-name="L2">
        <text:list-item>
          <text:p text:style-name="P2">Physical Barriers – the differences between team members' locations, time zones, failure in the communication channels (slow internet connection, sudden network drops, poor visual quality on video conferences, etc.)</text:p>
        </text:list-item>
        <text:list-item>
          <text:p text:style-name="P2">Personal Barriers – the teams' different cultural backgrounds, the members physical and mental condition during communication, weak communication skills, etc.</text:p>
        </text:list-item>
        <text:list-item>
          <text:p text:style-name="P2">Semantic Barriers – Different interpretations of a sentence or situation according to the context.</text:p>
        </text:list-item>
      </text:list>
      <text:p text:style-name="Text_20_body"/>
      <text:p text:style-name="Text_20_body">Given the small time frame to develop this project, it was crucial to establish a communication pattern that ensured objectivity in dealing with important decisions:</text:p>
      <text:p text:style-name="Text_20_body"/>
      <text:list xml:id="list1737356397" text:style-name="L3">
        <text:list-item>
          <text:p text:style-name="P3">Maintain an assertive style of communication</text:p>
        </text:list-item>
        <text:list-item>
          <text:p text:style-name="P3">Avoid parallel conversations during meetings – this could be achieved with some socializing chat before the meetings' set time</text:p>
        </text:list-item>
        <text:list-item>
          <text:p text:style-name="P3">Use proper, universal conventions during discussions – for example, begin sentences with predetermined words during the weekly report</text:p>
        </text:list-item>
      </text:list>
      <text:p text:style-name="Text_20_body"/>
      <text:h text:style-name="P4" text:outline-level="3">Development Methodology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align="justify" style:justify-single-word="false" fo:text-indent="0in" style:auto-text-indent="tru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9T14:31:43</dc:date>
    <meta:generator>LibreOffice/3.4$Unix LibreOffice_project/340m1$Build-12</meta:generator>
    <meta:editing-duration>PT4H11S</meta:editing-duration>
    <meta:editing-cycles>17</meta:editing-cycles>
    <meta:document-statistic meta:table-count="0" meta:image-count="0" meta:object-count="0" meta:page-count="2" meta:paragraph-count="0" meta:word-count="215" meta:character-count="1485" meta:non-whitespace-character-count="1300"/>
  </office:meta>
</office:document-meta>
</file>